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792in" fo:margin-top="0in" fo:margin-bottom="0in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P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20pt" fo:font-weight="bold" style:font-size-asian="20pt" style:font-weight-asian="bold" style:font-size-complex="20pt" style:font-weight-complex="bold" style:text-rotation-angle="270" style:text-rotation-scale="line-height"/>
    </style:style>
    <style:style style:name="P2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0pt" fo:letter-spacing="0.0138in" fo:font-style="italic" fo:font-weight="bold" style:font-size-asian="10pt" style:font-style-asian="italic" style:font-weight-asian="bold" style:font-size-complex="10pt" style:font-style-complex="italic" style:font-weight-complex="bold" style:text-rotation-angle="0" style:text-rotation-scale="line-height"/>
    </style:style>
    <style:style style:name="P3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9pt" fo:letter-spacing="0.0138in" fo:font-style="italic" fo:font-weight="bold" officeooo:rsid="002408f1" officeooo:paragraph-rsid="002408f1" style:font-size-asian="9pt" style:font-style-asian="italic" style:font-weight-asian="bold" style:font-size-complex="9pt" style:font-style-complex="italic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2pt" style:font-size-asian="1.75pt" style:font-size-complex="2pt"/>
    </style:style>
    <style:style style:name="P5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2pt" officeooo:paragraph-rsid="0033f046" style:font-size-asian="12pt" style:font-size-complex="12pt" style:text-rotation-angle="270" style:text-rotation-scale="fixed" style:text-scale="100%"/>
    </style:style>
    <style:style style:name="P6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2pt" fo:font-weight="normal" officeooo:rsid="00268fef" officeooo:paragraph-rsid="00268fef" style:font-size-asian="12pt" style:font-weight-asian="normal" style:font-size-complex="12pt" style:font-weight-complex="normal" style:text-rotation-angle="270" style:text-rotation-scale="line-heigh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2pt" officeooo:paragraph-rsid="0033f046" style:font-size-asian="12pt" style:font-size-complex="12pt" style:text-rotation-angle="270" style:text-rotation-scale="line-height"/>
    </style:style>
    <style:style style:name="P8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2pt" officeooo:paragraph-rsid="0033f046" style:font-size-asian="12pt" style:font-size-complex="12pt" style:text-rotation-angle="270" style:text-rotation-scale="fixed" style:text-scale="100%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2pt" fo:font-weight="normal" officeooo:paragraph-rsid="0033f046" style:font-size-asian="12pt" style:font-weight-asian="normal" style:font-size-complex="12pt" style:font-weight-complex="normal" style:text-rotation-angle="270" style:text-rotation-scale="line-height"/>
    </style:style>
    <style:style style:name="P10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2pt" fo:font-weight="normal" officeooo:paragraph-rsid="0036a308" style:font-size-asian="12pt" style:font-weight-asian="normal" style:font-size-complex="12pt" style:font-weight-complex="normal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6pt" fo:font-weight="bold" officeooo:rsid="00268fef" officeooo:paragraph-rsid="0033f046" style:font-size-asian="16pt" style:font-weight-asian="bold" style:font-size-complex="16pt" style:font-weight-complex="bold" style:text-rotation-angle="270" style:text-rotation-scale="line-heigh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6pt" fo:font-style="normal" fo:font-weight="bold" officeooo:paragraph-rsid="0034ec28" style:font-name-asian="Microsoft YaHei" style:font-size-asian="16pt" style:font-style-asian="normal" style:font-weight-asian="bold" style:font-name-complex="Mangal" style:font-size-complex="16pt" style:font-style-complex="normal" style:font-weight-complex="bold" style:text-rotation-angle="270" style:text-rotation-scale="line-height"/>
    </style:style>
    <style:style style:name="T1" style:family="text">
      <style:text-properties officeooo:rsid="002b4bcf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5" style:family="text">
      <style:text-properties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6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8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9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0" style:family="text">
      <style:text-properties fo:font-style="normal" style:font-name-asian="Microsoft YaHei" style:font-style-asian="normal" style:font-name-complex="Mangal" style:font-style-complex="normal"/>
    </style:style>
    <style:style style:name="fr1" style:family="graphic" style:parent-style-name="Frame">
      <style:graphic-properties fo:margin-left="0in" fo:margin-right="0in" fo:margin-top="0in" fo:margin-bottom="0in" style:protect="position" style:vertical-pos="middle" style:vertical-rel="page" style:horizontal-pos="center" style:horizontal-rel="page" fo:background-color="transparent" draw:fill="none" fo:padding="0.0398in" fo:border="none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draw:z-index="0">
        <draw:text-box fo:min-height="1.9689in" fo:min-width="3.8583in">
          <table:table table:name="Table1" table:style-name="Table1">
            <table:table-column table:style-name="Table1.A"/>
            <table:table-column table:style-name="Table1.B" table:number-columns-repeated="2"/>
            <table:table-column table:style-name="Table1.D"/>
            <table:table-column table:style-name="Table1.E"/>
            <table:table-column table:style-name="Table1.F"/>
            <table:table-column table:style-name="Table1.E" table:number-columns-repeated="2"/>
            <table:table-column table:style-name="Table1.F"/>
            <table:table-column table:style-name="Table1.E"/>
            <table:table-column table:style-name="Table1.F"/>
            <table:table-row table:style-name="Table1.1">
              <table:table-cell table:style-name="Table1.A1" table:number-columns-spanned="3" office:value-type="string">
                <text:p text:style-name="P2">Shipper</text:p>
              </table:table-cell>
              <table:covered-table-cell/>
              <table:covered-table-cell/>
              <table:table-cell table:style-name="Table1.A1" office:value-type="string">
                <text:p text:style-name="P2">Box</text:p>
              </table:table-cell>
              <table:table-cell table:style-name="Table1.A1" table:number-columns-spanned="7" office:value-type="string">
                <text:p text:style-name="P3">SHIP T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.2">
              <table:table-cell table:style-name="Table1.A2" office:value-type="string">
                <text:p text:style-name="P6"/>
              </table:table-cell>
              <table:table-cell table:style-name="Table1.A2" office:value-type="string">
                <text:p text:style-name="P10"><text:span text:style-name="T2"><text:s/></text:span><text:span text:style-name="T10"><text:placeholder text:placeholder-type="text">&lt;get_address(o.carrier_id.partner_id)&gt;</text:placeholder></text:span></text:p>
              </table:table-cell>
              <table:table-cell table:style-name="Table1.A2" office:value-type="string">
                <text:p text:style-name="P10"><text:span text:style-name="T2"><text:s/></text:span><text:span text:style-name="T10"><text:placeholder text:placeholder-type="text">&lt;o.carrier_id.name or ''&gt;</text:placeholder></text:span></text:p>
              </table:table-cell>
              <table:table-cell table:style-name="Table1.A2" office:value-type="string">
                <text:p text:style-name="P1">1 OF 1</text:p>
              </table:table-cell>
              <table:table-cell table:style-name="Table1.A2" office:value-type="string">
                <text:p text:style-name="P11"><text:span text:style-name="T10"><text:placeholder text:placeholder-type="text">&lt;o.partner_shipping_id.country_id.name or ''&gt;</text:placeholder></text:span></text:p>
              </table:table-cell>
              <table:table-cell table:style-name="Table1.A2" office:value-type="string">
                <text:p text:style-name="P9"><text:span text:style-name="T10"><text:placeholder text:placeholder-type="text">&lt;o.partner_shipping_id.phone or ''&gt;</text:placeholder></text:span></text:p>
              </table:table-cell>
              <table:table-cell table:style-name="Table1.A2" office:value-type="string">
                <text:p text:style-name="P7"><text:span text:style-name="T9"><text:placeholder text:placeholder-type="text">&lt;get_address(o.partner_shipping_id)&gt;</text:placeholder></text:span></text:p>
              </table:table-cell>
              <table:table-cell table:style-name="Table1.A2" office:value-type="string">
                <text:p text:style-name="P7"><text:span text:style-name="T9"><text:placeholder text:placeholder-type="text">&lt;get_street2(o.partner_shipping_id)&gt;</text:placeholder></text:span></text:p>
              </table:table-cell>
              <table:table-cell table:style-name="Table1.A2" office:value-type="string">
                <text:p text:style-name="P8"><text:span text:style-name="T9"><text:placeholder text:placeholder-type="text">&lt;get_street(o.partner_shipping_id)&gt;</text:placeholder></text:span></text:p>
              </table:table-cell>
              <table:table-cell table:style-name="Table1.A2" office:value-type="string">
                <text:p text:style-name="P5"><text:span text:style-name="T3">Attention: </text:span><text:span text:style-name="T6"><text:placeholder text:placeholder-type="text">&lt;o.partner_shipping_id.name or ''&gt;</text:placeholder></text:span></text:p>
              </table:table-cell>
              <table:table-cell table:style-name="Table1.A2" office:value-type="string">
                <text:p text:style-name="P12"><text:placeholder text:placeholder-type="text">&lt;o.partner_shipping_id.parent_id and o.partner_shipping_id.parent_id.name or o.partner_shipping_id.name or ''&gt;</text:placeholder></text:p>
              </table:table-cell>
            </table:table-row>
          </table:table>
        </draw:text-box>
      </draw:fram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4T16:42:49.111000000</dc:date>
    <meta:editing-duration>PT1H46M14S</meta:editing-duration>
    <meta:editing-cycles>14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13" meta:word-count="33" meta:character-count="417" meta:non-whitespace-character-count="395"/>
  </office:meta>
</office:document-meta>
</file>